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9cc66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"/>
    </style:style>
    <style:style style:name="P3" style:family="paragraph">
      <style:paragraph-properties fo:text-align="center"/>
      <style:text-properties style:font-name="Droid Sans" fo:font-size="14pt" style:font-size-asian="14pt" style:font-size-complex="14pt"/>
    </style:style>
    <style:style style:name="T1" style:family="text">
      <style:text-properties style:font-name="Droid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302cm" svg:height="3.041cm" svg:x="14.178cm" svg:y="4.063cm">
          <text:p text:style-name="P1"><text:span text:style-name="T1">dia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3.302cm" svg:height="3.041cm" svg:x="11.684cm" svg:y="8.228cm">
          <text:p text:style-name="P1"><text:span text:style-name="T1">[Calcium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041cm" svg:x="6.904cm" svg:y="8.382cm">
          <text:p text:style-name="P1"><text:span text:style-name="T1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041cm" svg:x="9.706cm" svg:y="3.971cm">
          <text:p text:style-name="P1"><text:span text:style-name="T1">trea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041cm" svg:x="11.684cm" svg:y="12.992cm">
          <text:p text:style-name="P1"><text:span text:style-name="T1">life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652cm" svg:y1="10.922cm" svg:x2="12.192cm" svg:y2="13.462cm">
          <text:p/>
        </draw:line>
        <draw:line draw:style-name="gr2" draw:text-style-name="P1" draw:layer="layout" svg:x1="13.308cm" svg:y1="11.269cm" svg:x2="13.308cm" svg:y2="12.992cm">
          <text:p/>
        </draw:line>
        <draw:line draw:style-name="gr2" draw:text-style-name="P1" draw:layer="layout" svg:x1="11.43cm" svg:y1="7.012cm" svg:x2="12.192cm" svg:y2="8.636cm">
          <text:p/>
        </draw:line>
        <draw:line draw:style-name="gr2" draw:text-style-name="P1" draw:layer="layout" svg:x1="15.748cm" svg:y1="7.104cm" svg:x2="14.478cm" svg:y2="8.636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2T20:22:12.071563459</meta:creation-date>
    <dc:date>2014-10-12T20:38:41.596400200</dc:date>
    <meta:editing-duration>PT5M46S</meta:editing-duration>
    <meta:editing-cycles>3</meta:editing-cycles>
    <meta:generator>LibreOffice/4.2.6.3$Linux_X86_64 LibreOffice_project/420m0$Build-3</meta:generator>
    <meta:document-statistic meta:object-count="32"/>
  </office:meta>
</office:document-meta>
</file>